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1cb"/>
    </style:style>
    <style:style style:name="P2" style:family="paragraph" style:parent-style-name="Standard">
      <style:text-properties officeooo:rsid="001181cb" officeooo:paragraph-rsid="001181cb"/>
    </style:style>
    <style:style style:name="P3" style:family="paragraph" style:parent-style-name="Standard">
      <style:paragraph-properties fo:break-before="page"/>
      <style:text-properties officeooo:rsid="001181cb" officeooo:paragraph-rsid="001181cb"/>
    </style:style>
    <style:style style:name="P4" style:family="paragraph" style:parent-style-name="Standard">
      <style:text-properties officeooo:rsid="001235a3" officeooo:paragraph-rsid="001235a3"/>
    </style:style>
    <style:style style:name="P5" style:family="paragraph" style:parent-style-name="Standard">
      <style:text-properties fo:font-weight="bold" officeooo:rsid="001235a3" officeooo:paragraph-rsid="001235a3" style:font-weight-asian="bold" style:font-weight-complex="bold"/>
    </style:style>
    <style:style style:name="P6" style:family="paragraph" style:parent-style-name="Standard">
      <style:text-properties fo:font-weight="bold" officeooo:rsid="0016ec55" officeooo:paragraph-rsid="0016ec55" style:font-weight-asian="bold" style:font-weight-complex="bold"/>
    </style:style>
    <style:style style:name="P7" style:family="paragraph" style:parent-style-name="Standard">
      <style:text-properties fo:font-weight="bold" officeooo:rsid="001e0588" officeooo:paragraph-rsid="001e0588" style:font-weight-asian="bold" style:font-weight-complex="bold"/>
    </style:style>
    <style:style style:name="P8" style:family="paragraph" style:parent-style-name="Standard">
      <style:text-properties fo:font-weight="bold" officeooo:rsid="001e74a0" officeooo:paragraph-rsid="001e74a0" style:font-weight-asian="bold" style:font-weight-complex="bold"/>
    </style:style>
    <style:style style:name="P9" style:family="paragraph" style:parent-style-name="Standard">
      <style:text-properties fo:font-weight="bold" officeooo:rsid="001e9bf9" officeooo:paragraph-rsid="001e9bf9" style:font-weight-asian="bold" style:font-weight-complex="bold"/>
    </style:style>
    <style:style style:name="P10" style:family="paragraph" style:parent-style-name="Standard">
      <style:text-properties officeooo:paragraph-rsid="001181cb"/>
    </style:style>
    <style:style style:name="P11" style:family="paragraph" style:parent-style-name="Standard">
      <style:text-properties fo:font-weight="normal" officeooo:rsid="00181e3b" officeooo:paragraph-rsid="00181e3b" style:font-weight-asian="normal" style:font-weight-complex="normal"/>
    </style:style>
    <style:style style:name="P12" style:family="paragraph" style:parent-style-name="Standard">
      <style:text-properties officeooo:rsid="001e0588" officeooo:paragraph-rsid="001e0588"/>
    </style:style>
    <style:style style:name="P13" style:family="paragraph" style:parent-style-name="Standard">
      <style:text-properties officeooo:rsid="001e0588" officeooo:paragraph-rsid="001e74a0"/>
    </style:style>
    <style:style style:name="P14" style:family="paragraph" style:parent-style-name="Standard">
      <style:text-properties officeooo:rsid="001f151e" officeooo:paragraph-rsid="001f151e"/>
    </style:style>
    <style:style style:name="T1" style:family="text">
      <style:text-properties officeooo:rsid="001181cb"/>
    </style:style>
    <style:style style:name="T2" style:family="text">
      <style:text-properties officeooo:rsid="00140fa8"/>
    </style:style>
    <style:style style:name="T3" style:family="text">
      <style:text-properties fo:font-variant="normal" fo:text-transform="none" fo:color="#091e42" loext:opacity="100%" style:font-name="Courier" fo:font-size="12pt" fo:letter-spacing="normal" fo:font-style="normal" fo:font-weight="normal"/>
    </style:style>
    <style:style style:name="T4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091e42" loext:opacity="100%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8000" loext:opacity="100%" style:font-name="Courier" fo:font-size="12pt" fo:letter-spacing="normal" fo:font-style="normal" fo:font-weight="normal" loext:padding="0cm" loext:border="none"/>
    </style:style>
    <style:style style:name="T8" style:family="text">
      <style:text-properties officeooo:rsid="0014fd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24f4" style:font-weight-asian="bold" style:font-weight-complex="bold"/>
    </style:style>
    <style:style style:name="T11" style:family="text">
      <style:text-properties officeooo:rsid="001524f4"/>
    </style:style>
    <style:style style:name="T12" style:family="text">
      <style:text-properties officeooo:rsid="001c887a"/>
    </style:style>
    <style:style style:name="T13" style:family="text">
      <style:text-properties officeooo:rsid="001e7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**************************************************</text:p>
      <text:p text:style-name="P5">committing to the previous commit only:</text:p>
      <text:p text:style-name="P4"><text:tab/><text:span text:style-name="T2">Let’s say we have committed one commit and just after committing we realize there was <text:tab/>typo issue or any small issue got committed.</text:span></text:p>
      <text:p text:style-name="P4"/>
      <text:p text:style-name="P4"><text:tab/><text:span text:style-name="T2">In order to not to have another commit, we can commit new changes to previous commit <text:tab/>only. </text:span></text:p>
      <text:p text:style-name="P2"><text:tab/></text:p>
      <text:p text:style-name="P10"><text:span text:style-name="T1"><text:tab/></text:span><text:span text:style-name="T4">git commit --amend -m</text:span><text:span text:style-name="T3"> </text:span><text:span text:style-name="T7">"an updated commit message"</text:span> // <text:span text:style-name="T8">if we want new <text:tab/>message in next commit</text:span></text:p>
      <text:p text:style-name="P10"><text:span text:style-name="T3"><text:tab/></text:span><text:span text:style-name="T4">git commit </text:span><text:span text:style-name="T5">--amend</text:span><text:span text:style-name="T6"> </text:span><text:span text:style-name="T5">--no-edit</text:span> // <text:span text:style-name="T8">same message with previous commit</text:span></text:p>
      <text:p text:style-name="P2"/>
      <text:p text:style-name="P2"><text:tab/><text:span text:style-name="T10">NOTE</text:span><text:span text:style-name="T11">: this amend commit works for only previous commit. Not for last 5 commit.</text:span></text:p>
      <text:p text:style-name="P2"/>
      <text:p text:style-name="P2">******************************************************************************</text:p>
      <text:p text:style-name="P6">Git Head:</text:p>
      <text:p text:style-name="P11"><text:tab/>Head is simply a pointer which refer to current <text:span text:style-name="T9">“location” </text:span>in your repository.</text:p>
      <text:p text:style-name="P11"><text:tab/><text:span text:style-name="T12">It just referencing to the particular branch.</text:span></text:p>
      <text:p text:style-name="P2"/>
      <text:p text:style-name="P2">******************************************************************************</text:p>
      <text:p text:style-name="P7">Git Stash:</text:p>
      <text:p text:style-name="P13"><text:tab/><text:span text:style-name="T13">Let’s say I am working on branch feature/skm/test and I have modified 5 files but at the <text:tab/>same time My friends seek for some help and I have to switch to his branch but I have 5 <text:tab/>files changes in my current branch feature/skm/test. </text:span></text:p>
      <text:p text:style-name="P13"><text:tab/><text:tab/><text:tab/><text:tab/><text:tab/><text:tab/><text:tab/><text:tab/><text:span text:style-name="T13">If i switch to other branch, I will loose <text:tab/>all the changes to my branch and to avoid this we use stash command.</text:span></text:p>
      <text:p text:style-name="P13"><text:tab/></text:p>
      <text:p text:style-name="P13"><text:tab/><text:span text:style-name="T13">git stash: It basically save all the 5 files changes. So after performing git stash I will be able <text:tab/>to switch to my friend branch and once I am done with the help I will again come to my <text:tab/>branch and <text:s/>I will do git stash pop, It will bring all the saved changes again to my new <text:tab/>branch.</text:span></text:p>
      <text:p text:style-name="P13"><text:tab/><text:tab/><text:tab/><text:tab/><text:tab/><text:tab/></text:p>
      <text:p text:style-name="P8"><text:tab/>1) git stash</text:p>
      <text:p text:style-name="P8"><text:tab/>2) git stash pop</text:p>
      <text:p text:style-name="P12"/>
      <text:p text:style-name="P2">******************************************************************************</text:p>
      <text:p text:style-name="P9">Undoing changes &amp; Travelling to previous commit:</text:p>
      <text:p text:style-name="P2"/>
      <text:p text:style-name="P14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<text:soft-page-break/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3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7:15:50.181000000</meta:creation-date>
    <dc:date>2024-08-21T19:04:46.002000000</dc:date>
    <meta:editing-duration>PT1H38M23S</meta:editing-duration>
    <meta:editing-cycles>15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33" meta:word-count="268" meta:character-count="2461" meta:non-whitespace-character-count="2187"/>
  </office:meta>
</office:document-meta>
</file>